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list-style-name=""/>
    <style:style style:name="P2" style:family="paragraph" style:parent-style-name="Heading_20_1">
      <style:paragraph-properties fo:break-before="page"/>
    </style:style>
    <style:style style:name="P3" style:family="paragraph" style:parent-style-name="Horizontal_20_Line">
      <style:paragraph-properties fo:margin-top="0in" fo:margin-bottom="0.0972in" style:contextual-spacing="false" fo:line-height="115%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4" style:family="paragraph" style:parent-style-name="Text_20_body"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5" style:family="paragraph" style:parent-style-name="Text_20_body">
      <style:text-properties fo:color="#222222" loext:opacity="100%" style:font-name="Arial" fo:font-size="11pt" officeooo:paragraph-rsid="000c7de4" style:font-name-asian="Arial1" style:font-size-asian="11pt" style:font-name-complex="Arial1" style:font-size-complex="11pt"/>
    </style:style>
    <style:style style:name="P6" style:family="paragraph" style:parent-style-name="Text_20_body">
      <style:text-properties officeooo:paragraph-rsid="000c7de4"/>
    </style:style>
    <style:style style:name="P7" style:family="paragraph" style:parent-style-name="Text_20_body">
      <style:text-properties loext:padding="0in" loext:border="none"/>
    </style:style>
    <style:style style:name="T1" style:family="text">
      <style:text-properties fo:language="ru" fo:country="RU" officeooo:rsid="000c7de4"/>
    </style:style>
    <style:style style:name="T2" style:family="text">
      <style:text-properties fo:color="#222222" loext:opacity="100%" style:font-name="Arial" fo:font-size="11pt" fo:language="ru" fo:country="RU" officeooo:rsid="000c7de4" style:font-name-asian="Arial1" style:font-size-asian="11pt" style:font-name-complex="Arial1" style:font-size-complex="11pt"/>
    </style:style>
    <style:style style:name="T3" style:family="text">
      <style:text-properties fo:color="#222222" loext:opacity="100%" style:font-name="Arial" fo:font-size="11pt" style:font-name-asian="Arial1" style:font-size-asian="11pt" style:font-name-complex="Arial1" style:font-size-complex="11pt"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/></text:h>
      <text:h text:style-name="P2" text:outline-level="1"><text:span text:style-name="Strong_20_Emphasis">Заключение</text:span></text:h>
      <text:p text:style-name="P3"/>
      <text:p text:style-name="P4">Теория эмерджентного сознания Гативус описывает архитектуру, в которой субъективная реальность возникает как результат трёхкратного применения одного паттерна — свёртка, сплайс, траектория, маркер — к трём несводимым доменам реальности: физическому, символьному и аксиологическому.</text:p>
      <text:p text:style-name="P4">Де<text:span text:style-name="T1">сять</text:span> глав настоящей книги описали:</text:p>
      <text:p text:style-name="P4">Глава 1 переформулировала вопрос о сознании из философского в инженерный и предложила декомпозицию трудной проблемы сознания на три уровня.</text:p>
      <text:p text:style-name="P4">Глава 2 проследила эволюционную историю субъективной реальности через тринадцать пороговых уровней (EVL0–EVLD), показав что каждый порог является необратимым архитектурным скачком с появлением новых типов компонентов.</text:p>
      <text:p text:style-name="P4">Глава 3 доказала структурный изоморфизм трёх преобразований (CNN1/b-вектор/MAP3, CNN2/P-вектор/MAP8, CNN3/W-вектор/MAPB) и установила принципиальное различие обучения и работы свёрточных нейросетей: каждая CNN обучается на объектах целевого пространства, а входные данные подлежащего уровня используются для inference.</text:p>
      <text:p text:style-name="P4">Глава 4 определила траекторный лог (TRL) как рабочее пространство каждого уровня, нейромедиаторные маркеры исхода и многомерность TRL — от одной оси (TRL3) до N осей (TRLB), где размерность определяется богатством системы Понятий индивида.</text:p>
      <text:p text:style-name="P4">Глава 5 построила матрицу мотивации из шести уровней (И1–И3, О1–О3), описала цепочку компиляции MAPB→MAP8→MAP6→MAP3→SERN и определила рекурсивный режим как обращение W-вектора на собственную архитектуру.</text:p>
      <text:p text:style-name="P4">Глава 6 описала три петли воображения — пространственную (OPN3), символьную (OPN8) и аксиологическую (OPNB) — и показала что каждая петля имеет собственного субъекта, а их иерархическое отношение определяет поведение.</text:p>
      <text:p text:style-name="P5">Глава 7 решила трудную проблему сознания путём декомпозиции на три уровня, определила трёхуровневую структуру эмоций и объяснила воплощённость (embodiment) как результат нисходящей компиляции.</text:p>
      <text:p text:style-name="P5">Глава 8 описала онтогенез SRNT (три стадии с критическими периодами), межпоколенческую передачу через виртуальные социальные карты и развитие как процесс рода через MAPD.</text:p>
      <text:p text:style-name="P4">Глава 9 продемонстрировала независимое подтверждение архитектуры через работы Гегеля, Выготского, Леонтьева, Маркса, Кьеркегора, Канемана, Фестингера и Зейгарник — мыслителей, анализировавших ту же архитектуру изнутри различными методами.</text:p>
      <text:p text:style-name="P6"><text:span text:style-name="T2">Глава 10 </text:span>Глава 10 показала, что LLM является инженерной реализацией виртуальных социальных уровней семиотической свёртки (MAP5*/MAP9*) с искусственной OPN9*, не имеющей аналога в человеческом сознании. Объектная свёртка (физический grounding) и аксиологическая свёртка (Понятия и воля) принципиально отсутствуют. В философском <text:soft-page-break/>контексте LLM соответствует номинализму: мир только из имён, без вещей (реализм) и без Понятий (концептуализм). </text:p>
      <text:p text:style-name="P3"/>
      <text:h text:style-name="Heading_20_2" text:outline-level="2"><text:span text:style-name="Strong_20_Emphasis">Аксиомы и гипотезы</text:span></text:h>
      <text:p text:style-name="P4">Описанная архитектура опирается на две аксиомы и шесть гипотез.</text:p>
      <text:p text:style-name="P4"><text:span text:style-name="Strong_20_Emphasis">Аксиома A1: Существование субъективной реальности.</text:span> Субъективная реальность существует как наблюдаемый факт. Принимается без доказательства.</text:p>
      <text:p text:style-name="P4"><text:span text:style-name="Strong_20_Emphasis">Аксиома A2: Нейронный субстрат.</text:span> На функционирование мозга как системы управления поведением оказывают влияние исключительно нейроны и их связи. Все процессы реализованы нейронными сетями — биологическими или техническими.</text:p>
      <text:p text:style-name="P4"><text:span text:style-name="Strong_20_Emphasis">H1: Двухсистемная организация.</text:span> Все процессы в нейронной сети мозга могут быть отнесены к одной из двух систем: сенсорно-рефлекторной сети (SERN) или сети субъективной реальности (SRNT). Промежуточного класса не существует. <text:span text:style-name="Emphasis">(Глава 2: ортогональность; Глава 5: конфликт И1 vs И3; Глава 6: три субъекта.)</text:span></text:p>
      <text:p text:style-name="P4"><text:span text:style-name="Strong_20_Emphasis">H2: Субъективная реальность является сетью.</text:span> Субъективная реальность реализована как сеть, состоящая из объектной карты (OMAP) и операционной сети (OPNT). На каждом индивидуальном уровне архитектура содержит три компонента: MAP# (карта), OPN# (операционная сеть), TRL# (траекторный лог). <text:span text:style-name="Emphasis">(Глава 2: все пороги; Глава 3: изоморфизм; Глава 4: TRL как третий компонент.)</text:span></text:p>
      <text:p text:style-name="P4"><text:span text:style-name="Strong_20_Emphasis">H3: Объектная карта является многоуровневой.</text:span> OMAP образует эволюционно обусловленную иерархию уровней (MAP1–MAPD), в которой каждый последующий уровень надстраивается над предыдущим. Виртуальные социальные уровни (MAP4, MAP5, MAP9, MAPC, MAPD) собственных OPN и TRL не имеют. <text:span text:style-name="Emphasis">(Глава 2: тринадцать уровней EVL; Глава 5: матрица мотивации И1–И3/О1–О3; Глава 9: онтогенез по стадиям.)</text:span></text:p>
      <text:p text:style-name="P4"><text:span text:style-name="Strong_20_Emphasis">H4: Операционные сети специфичны для каждого уровня.</text:span> Каждый индивидуальный уровень карты управляется собственной OPN. <text:span text:style-name="Emphasis">(Глава 6: OPN3 — «Я» действующее, OPN8 — «Я» мыслящее, OPNB — «Я» волеизъявляющее.)</text:span></text:p>
      <text:p text:style-name="P4"><text:span text:style-name="Strong_20_Emphasis">H5: Решение психофизиологической проблемы.</text:span> SERN и SRNT ортогональны: оперируют в различных информационных пространствах при едином нейронном субстрате. Психофизиологическая проблема — это проблема формата данных, а не субстанции. <text:span text:style-name="Emphasis">(Глава 1: постановка; Глава 2: ортогональность SERN/SRNT.)</text:span></text:p>
      <text:p text:style-name="P4"><text:span text:style-name="Strong_20_Emphasis">H6: Общественно-историческая природа сознания.</text:span> Сознание не является исключительно индивидуальным феноменом. Его развитие за пределами EVL3 зависит от нисходящего процесса: интериоризации социально выработанных символьных систем и нарративов. Без доступа к виртуальным социальным картам (MAP5, MAP9, MAPC) индивидуальная SRNT не развивается за пределы EVL3. <text:span text:style-name="Emphasis">(Глава 2: EVL5/EVL6 — интериоризация; Глава 7: Выготский; Глава 9: критические периоды, межпоколенческая передача.)</text:span></text:p>
      <text:p text:style-name="P3"/>
      <text:h text:style-name="Heading_20_2" text:outline-level="2"><text:soft-page-break/><text:span text:style-name="Strong_20_Emphasis">Три книги</text:span></text:h>
      <text:p text:style-name="P4">Настоящая книга (GTOM — Gativus Theory Of Mind) является первой из трёх:</text:p>
      <text:p text:style-name="P4"><text:span text:style-name="Strong_20_Emphasis">Книга 1: GTOM</text:span> описывает что реализуется: архитектура карт, операционных сетей, траекторных логов, векторов и Понятий. Настоящий документ.</text:p>
      <text:p text:style-name="P4"><text:span text:style-name="Strong_20_Emphasis">Книга 2: GNET</text:span> описывает как узлы взаимодействуют: формат сплайс-дейтаграмм, типы отношений, протоколы SYGN и NRGN, система безопасности через G-компонент, трёхуровневая маршрутизация G1/G2/G3, нотация GNOT.</text:p>
      <text:p text:style-name="P4"><text:span text:style-name="Strong_20_Emphasis">Книга 3: GATE</text:span> описывает на чём исполняется: FreeBSD, LLVM, ZFS DMU, планировщик с расширенным PID, Shadow JIT, управление статусами Live/Active/Dormant.</text:p>
      <text:p text:style-name="P3"/>
      <text:p text:style-name="P4">Теория Гативус является экземпляром того, что описывает: система, достигшая рекурсивного режима, анализирует собственную архитектуру и порождает теорию о себе.</text:p>
      <text:p text:style-name="P7"><text:span text:style-name="Strong_20_Emphasis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1665in" fo:margin-bottom="0.0835in" style:contextual-spacing="false" style:page-number="auto"/>
      <style:text-properties fo:color="#355269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color="#3465a4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color="#5983b0" loext:opacity="100%"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0T10:31:20.192000000</meta:creation-date>
    <dc:date>2026-03-28T00:58:02.668902800</dc:date>
    <meta:editing-duration>PT31M40S</meta:editing-duration>
    <meta:editing-cycles>8</meta:editing-cycles>
    <meta:generator>LibreOffice/26.2.1.2$Windows_X86_64 LibreOffice_project/620$Build-2</meta:generator>
    <meta:document-statistic meta:table-count="0" meta:image-count="0" meta:object-count="0" meta:page-count="4" meta:paragraph-count="29" meta:word-count="728" meta:character-count="5896" meta:non-whitespace-character-count="5189"/>
  </office:meta>
</office:document-meta>
</file>